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Heading_20_1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Text_20_body">
      <style:paragraph-properties fo:text-align="end" style:justify-single-word="false"/>
    </style:style>
    <style:style style:name="P4" style:family="paragraph" style:parent-style-name="Text_20_body">
      <style:paragraph-properties fo:margin-top="0cm" fo:margin-bottom="0cm" fo:text-align="end" style:justify-single-word="false"/>
    </style:style>
    <style:style style:name="P5" style:family="paragraph" style:parent-style-name="Heading_20_3">
      <style:paragraph-properties fo:text-align="end" style:justify-single-word="false"/>
    </style:style>
    <style:style style:name="T1" style:family="text">
      <style:text-properties style:font-weight-complex="bold"/>
    </style:style>
    <style:style style:name="T2" style:family="text">
      <style:text-properties fo:font-weight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0.035cm solid #00008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 text:is-list-header="true"><text:bookmark text:name="firstHeading"/>إنترنت</text:h>
      <text:h text:style-name="P5" text:outline-level="3" text:is-list-header="true"><text:bookmark text:name="siteSub"/>من ويكيبيديا، الموسوعة الحرة</text:h>
      <text:section text:style-name="Sect1" text:name="bodyContent">
        <text:p text:style-name="P4"><draw:a xlink:type="simple" xlink:href="http://ar.wikipedia.org/wiki/ملف:Internet_map_1024.jpg"><draw:frame draw:style-name="fr1" draw:name="graphics1" text:anchor-type="as-char" svg:width="5.362cm" svg:height="5.362cm" draw:z-index="0"><draw:image xlink:href="http://upload.wikimedia.org/wikipedia/commons/thumb/d/d2/Internet_map_1024.jpg/200px-Internet_map_1024.jpg" xlink:type="simple" xlink:show="embed" xlink:actuate="onLoad"/></draw:frame></draw:a> </text:p>
        <text:p text:style-name="P4"/>
        <text:p text:style-name="P3">تمثيل لشبكة من الطرق في جزء بسيط من الإنترنت.</text:p>
        <text:p text:style-name="P3">الإنترنت (الشابكة )هي مجموعة متصلة من شبكات الحاسوب التي تضم الحواسيب المرتبطة حول العالم [الكبير]، و التي تقوم بتبادل المعلومات فيما بينها بواسطة تبديل الحزم باتباع ميثاق الإنترنت الموحد (IP). تقدم الإنترنت العديد من الخدمات مثل الشبكة العنكبوتية العالمية (الويب)، و تقنيات التخاطب، و البريد الإلكتروني، و برتوكولات نقل الملفات FTP. تمثل الشابكة (الإنترنت )اليوم ظاهرة لها تأثيرها الاجتماعي و الثقافي في جميع بقاع العالم، و قد أدت إلى تغيير المفاهيم التقليدية لعدة مجالات مثل العمل و التعليم و التجارة و بروز شكل آخر لمجتمع المعلومات.</text:p>
      </text:section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xx" style:country-asian="none" style:font-size-complex="12pt" style:language-complex="ar" style:country-complex="EG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ejaVu Sans1" style:font-size-asian="10.5pt" style:language-asian="zxx" style:country-asian="none" style:font-name-complex="DejaVu Sans1" style:font-size-complex="12pt" style:language-complex="ar" style:country-complex="EG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style:font-name="Times New Roman" fo:font-size="24pt" fo:font-weight="bold" style:font-name-asian="DejaVu Sans1" style:font-size-asian="24pt" style:font-weight-asian="bold" style:font-name-complex="DejaVu Sans1" style:font-size-complex="24pt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style:font-name="Times New Roman" fo:font-size="14pt" fo:font-weight="bold" style:font-name-asian="DejaVu Sans1" style:font-size-asian="14pt" style:font-weight-asian="bold" style:font-name-complex="DejaVu Sans1" style:font-size-complex="14pt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7-30T19:06:13</meta:creation-date>
    <dc:date>2009-07-30T19:20:08</dc:date>
    <meta:editing-duration>PT00H13M56S</meta:editing-duration>
    <meta:editing-cycles>4</meta:editing-cycles>
    <meta:generator>OpenOffice.org/3.0$Linux OpenOffice.org_project/300m15$Build-9379</meta:generator>
    <meta:document-statistic meta:table-count="0" meta:image-count="1" meta:object-count="0" meta:page-count="1" meta:paragraph-count="5" meta:word-count="112" meta:character-count="616"/>
  </office:meta>
</office:document-meta>
</file>